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08000000087409B13B39043D26.png" manifest:media-type="image/png"/>
  <manifest:file-entry manifest:full-path="Pictures/10000000000000080000000861B9C0C0A6E2A02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text-align="justify" style:justify-single-word="false" fo:text-indent="0in" style:auto-text-indent="false"/>
    </style:style>
    <style:style style:name="P2" style:family="paragraph">
      <style:text-properties fo:font-size="13pt" style:font-size-asian="13pt" style:font-size-complex="13pt"/>
    </style:style>
    <style:style style:name="P3" style:family="paragraph">
      <loext:graphic-properties draw:fill="gradient" draw:fill-color="#111111" draw:fill-gradient-name="Tango_20_Green"/>
      <style:paragraph-properties fo:text-align="center"/>
    </style:style>
    <style:style style:name="P4" style:family="paragraph">
      <loext:graphic-properties draw:fill="solid" draw:fill-color="#729fcf"/>
      <style:text-properties fo:font-size="12pt"/>
    </style:style>
    <style:style style:name="P5" style:family="paragraph">
      <loext:graphic-properties draw:fill="bitmap" draw:fill-image-name="Empty"/>
      <style:paragraph-properties fo:text-align="center"/>
    </style:style>
    <style:style style:name="P6" style:family="paragraph">
      <loext:graphic-properties draw:fill="solid" draw:fill-color="#729fcf"/>
      <style:text-properties fo:font-size="11pt" style:font-size-asian="11pt" style:font-size-complex="11pt"/>
    </style:style>
    <style:style style:name="P7" style:family="paragraph">
      <loext:graphic-properties draw:fill="solid" draw:fill-color="#729fcf"/>
    </style:style>
    <style:style style:name="P8" style:family="paragraph">
      <loext:graphic-properties draw:fill="solid" draw:fill-color="#729fcf"/>
      <style:text-properties fo:font-weight="bold" style:font-weight-asian="bold" style:font-weight-complex="bold"/>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3pt" style:font-size-asian="13pt" style:font-size-complex="13pt"/>
    </style:style>
    <style:style style:name="T4" style:family="text">
      <style:text-properties fo:font-size="12pt" fo:font-weight="bold" style:font-weight-asian="bold" style:font-weight-complex="bold"/>
    </style:style>
    <style:style style:name="T5" style:family="text">
      <style:text-properties fo:font-size="12pt"/>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gr1" style:family="graphic">
      <style:graphic-properties draw:textarea-horizontal-align="justify" draw:textarea-vertical-align="middle" draw:auto-grow-height="false" fo:min-height="1.15in" fo:min-width="1.9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111111" draw:marker-start="" draw:fill="gradient" draw:fill-color="#111111" draw:fill-gradient-name="Tango_20_Gree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fill="solid" draw:fill-color="#729fcf" draw:textarea-horizontal-align="justify" draw:textarea-vertical-align="middle" draw:auto-grow-height="false" fo:min-height="0.8728in" fo:min-width="2.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fill="bitmap" draw:fill-image-name="Empty"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fill="solid" draw:fill-color="#729fcf" draw:textarea-horizontal-align="justify" draw:textarea-vertical-align="middle" draw:auto-grow-height="false" fo:min-height="0.948in" fo:min-width="1.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 draw:fill="solid" draw:fill-color="#729fcf" draw:textarea-horizontal-align="justify" draw:textarea-vertical-align="middle" draw:auto-grow-height="false" fo:min-height="0.9374in" fo:min-width="1.8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fill="solid" draw:fill-color="#729fcf" draw:textarea-horizontal-align="justify" draw:textarea-vertical-align="middle" draw:auto-grow-height="false" fo:min-height="0.8646in" fo:min-width="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fill="solid" draw:fill-color="#729fcf" draw:textarea-horizontal-align="justify" draw:textarea-vertical-align="middle" draw:auto-grow-height="false" fo:min-height="0.8957in" fo:min-width="1.8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fill="solid" draw:fill-color="#729fcf" draw:textarea-horizontal-align="justify" draw:textarea-vertical-align="middle" draw:auto-grow-height="false" fo:min-height="1.3335in" fo:min-width="3.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1" draw:fill="bitmap" draw:fill-image-name="Empty"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end="" draw:fill="bitmap" draw:fill-image-name="Empty"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 draw:marker-end="" draw:fill="solid" draw:fill-color="#729fcf" draw:textarea-horizontal-align="justify" draw:textarea-vertical-align="middle" draw:auto-grow-height="false" fo:min-height="0.8035in" fo:min-width="2.7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Shape1" draw:style-name="gr1" draw:text-style-name="P2" svg:width="2.7606in" svg:height="1.6252in" svg:x="1.6398in" svg:y="-0.1929in"><text:p><text:span text:style-name="T1"><text:s text:c="4"/></text:span><text:span text:style-name="T1">Գրանցվել </text:span><text:span text:style-name="T2">SQE</text:span></text:p><text:p><text:span text:style-name="T3"><text:s text:c="7"/></text:span><text:span text:style-name="T1">թրեյնինգին</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2" draw:text-style-name="P3" svg:x1="3.0043in" svg:y1="1.4319in" svg:x2="3.0043in" svg:y2="2.2756in"><text:p/></draw:line><draw:custom-shape text:anchor-type="paragraph" draw:z-index="2" draw:name="Shape3" draw:style-name="gr3" draw:text-style-name="P4" svg:width="3.6043in" svg:height="1.3858in" svg:x="0.9728in" svg:y="2.2028in"><text:p><text:span text:style-name="T4"><text:s text:c="5"/></text:span><text:span text:style-name="T4">Պատրաստակամություն </text:span></text:p><text:p><text:span text:style-name="T5"/></text:p><text:p><text:span text:style-name="T5"><text:s text:c="15"/></text:span><text:span text:style-name="T4">Ժամանակ</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3" draw:name="Shape4" draw:style-name="gr4" draw:text-style-name="P5" svg:x1="1.1917in" svg:y1="3.5882in" svg:x2="1.1917in" svg:y2="4.3902in"><text:p/></draw:line><draw:custom-shape text:anchor-type="paragraph" draw:z-index="4" draw:name="Shape5" draw:style-name="gr5" draw:text-style-name="P6" svg:width="1.8752in" svg:height="0.948in" svg:x="0.2335in" svg:y="4.3693in"><text:p><text:span text:style-name="T6"><text:s text:c="13"/></text:span><text:span text:style-name="T7">հաճախել</text:span><text:span text:style-name="T6"> </text:span></text:p><text:p><text:span text:style-name="T6"><text:s text:c="6"/></text:span><text:span text:style-name="T7">թրեյնինգներին</text:span></text:p><draw:enhanced-geometry svg:viewBox="0 0 21600 21600" draw:type="rectangle" draw:enhanced-path="M 0 0 L 21600 0 21600 21600 0 21600 0 0 Z N"/></draw:custom-shape><draw:line text:anchor-type="paragraph" draw:z-index="5" draw:name="Shape6" draw:style-name="gr4" draw:text-style-name="P5" svg:x1="2.8583in" svg:y1="3.5882in" svg:x2="2.8685in" svg:y2="4.3799in"><text:p/></draw:line><draw:custom-shape text:anchor-type="paragraph" draw:z-index="6" draw:name="Shape7" draw:style-name="gr6" draw:text-style-name="P7" svg:width="1.8941in" svg:height="0.9378in" svg:x="2.2252in" svg:y="4.3902in"><text:p><text:s text:c="7"/><text:span text:style-name="T8">համատեղել</text:span> </text:p><text:p><text:span text:style-name="T8"><text:s/></text:span><text:span text:style-name="T8">աշխատանքի հետ</text:span></text:p><draw:enhanced-geometry svg:viewBox="0 0 21600 21600" draw:type="rectangle" draw:enhanced-path="M 0 0 L 21600 0 21600 21600 0 21600 0 0 Z N"/></draw:custom-shape><draw:line text:anchor-type="paragraph" draw:z-index="7" draw:name="Shape8" draw:style-name="gr4" draw:text-style-name="P5" svg:x1="4.3272in" svg:y1="2.6091in" svg:x2="5.4in" svg:y2="2.6299in"><text:p/></draw:line><draw:custom-shape text:anchor-type="paragraph" draw:z-index="8" draw:name="Shape10" draw:style-name="gr7" draw:text-style-name="P7" svg:width="1.7295in" svg:height="0.865in" svg:x="5.3791in" svg:y="2.0882in"><text:p><text:s text:c="10"/><text:span text:style-name="T8">դիմանալ</text:span> </text:p><text:p><text:s text:c="7"/><text:span text:style-name="T8">անքնությանը</text:span></text:p><draw:enhanced-geometry svg:viewBox="0 0 21600 21600" draw:type="rectangle" draw:enhanced-path="M 0 0 L 21600 0 21600 21600 0 21600 0 0 Z N"/></draw:custom-shape><draw:custom-shape text:anchor-type="paragraph" draw:z-index="9" draw:name="Shape11" draw:style-name="gr8" draw:text-style-name="P7" svg:width="1.8232in" svg:height="0.8961in" svg:x="4.9728in" svg:y="3.7339in"><text:p><text:s text:c="11"/><text:span text:style-name="T8">կատարել</text:span> </text:p><text:p><text:s text:c="8"/><text:span text:style-name="T8">տնայինները</text:span></text:p><draw:enhanced-geometry svg:viewBox="0 0 21600 21600" draw:type="rectangle" draw:enhanced-path="M 0 0 L 21600 0 21600 21600 0 21600 0 0 Z N"/></draw:custom-shape><draw:line text:anchor-type="paragraph" draw:z-index="10" draw:name="Shape9" draw:style-name="gr4" draw:text-style-name="P5" svg:x1="3.6602in" svg:y1="3.5882in" svg:x2="4.9728in" svg:y2="4.2134in"><text:p/></draw:line><draw:custom-shape text:anchor-type="paragraph" draw:z-index="11" draw:name="Shape12" draw:style-name="gr9" draw:text-style-name="P8" svg:width="3.3335in" svg:height="1.3335in" svg:x="2.3063in" svg:y="7.078in"><text:p><text:span text:style-name="T8"><text:s text:c="12"/></text:span><text:span text:style-name="T8">Հաջողել քննությունները</text:span></text:p><draw:enhanced-geometry svg:viewBox="0 0 21600 21600" draw:type="rectangle" draw:enhanced-path="M 0 0 L 21600 0 21600 21600 0 21600 0 0 Z N"/></draw:custom-shape><draw:line text:anchor-type="paragraph" draw:z-index="12" draw:name="Shape13" draw:style-name="gr10" draw:text-style-name="P5" svg:x1="1.3689in" svg:y1="5.328in" svg:x2="2.3063in" svg:y2="7.078in"><text:p/></draw:line><draw:line text:anchor-type="paragraph" draw:z-index="13" draw:name="Shape14" draw:style-name="gr10" draw:text-style-name="P5" svg:x1="3.0563in" svg:y1="5.328in" svg:x2="3.1709in" svg:y2="7.078in"><text:p/></draw:line><draw:line text:anchor-type="paragraph" draw:z-index="14" draw:name="Shape15" draw:style-name="gr11" draw:text-style-name="P5" svg:x1="7.0043in" svg:y1="2.9528in" svg:x2="5.6398in" svg:y2="7.078in"><text:p/></draw:line><draw:line text:anchor-type="paragraph" draw:z-index="15" draw:name="Shape16" draw:style-name="gr11" draw:text-style-name="P5" svg:x1="5.6398in" svg:y1="4.6299in" svg:x2="5.0043in" svg:y2="7.078in"><text:p/></draw:line><draw:line text:anchor-type="paragraph" draw:z-index="16" draw:name="Shape17" draw:style-name="gr11" draw:text-style-name="P5" svg:x1="3.9626in" svg:y1="8.411in" svg:x2="3.9626in" svg:y2="9.0465in"><text:p/></draw:line><draw:custom-shape text:anchor-type="paragraph" draw:z-index="17" draw:name="Shape18" draw:style-name="gr12" draw:text-style-name="P7" svg:width="3.8232in" svg:height="1.1358in" svg:x="2.0772in" svg:y="9.0154in"><text:p><text:span text:style-name="T8">Բավարարել</text:span> <text:span text:style-name="T8">հետաքրքրասիրությունս</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Bitmap_20_1" draw:display-name="Bitmap 1" xlink:href="Pictures/10000000000000080000000861B9C0C0A6E2A027.png" xlink:type="simple" xlink:show="embed" xlink:actuate="onLoad"/>
    <draw:fill-image draw:name="Empty" xlink:href="Pictures/1000000000000008000000087409B13B39043D26.png" xlink:type="simple" xlink:show="embed" xlink:actuate="onLoad"/>
    <draw:marker draw:name="Arrowheads_20_1" draw:display-name="Arrowheads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09:48.985136495</meta:creation-date>
    <dc:date>2018-07-05T18:04:32.545667910</dc:date>
    <meta:editing-duration>PT16M17S</meta:editing-duration>
    <meta:editing-cycles>4</meta:editing-cycles>
    <meta:generator>LibreOffice/5.1.6.2$Linux_X86_64 LibreOffice_project/10m0$Build-2</meta:generator>
    <meta:document-statistic meta:table-count="0" meta:image-count="0" meta:object-count="0" meta:page-count="1" meta:paragraph-count="0" meta:word-count="0" meta:character-count="0" meta:non-whitespace-character-count="0"/>
  </office:meta>
</office:document-meta>
</file>